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385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.385cm" fo:min-width="0.1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487cm" fo:min-width="0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6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001cm" svg:height="0.635cm" svg:x="3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3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3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4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4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4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5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5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5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6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6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6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7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7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7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8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8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8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0.9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0.9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0.9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1.9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1.9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1.9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2.9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2.9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2.9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3.9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3.9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3.9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4.9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4.9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4.9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5.9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5.9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5.9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3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3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3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4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4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4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5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5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5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6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6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6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7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7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7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8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8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8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0.9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0.9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0.9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1.9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1.9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1.9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2.9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2.9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2.9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3.9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3.9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3.9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4.9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4.9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4.9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5.9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5.9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5.975cm" svg:y="3.30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383cm" svg:height="0.962cm" svg:x="2.745cm" svg:y="4.285cm">
          <draw:text-box>
            <text:p>3.3</text:p>
          </draw:text-box>
        </draw:frame>
        <draw:frame draw:style-name="gr4" draw:text-style-name="P3" draw:layer="layout" svg:width="1.383cm" svg:height="0.963cm" svg:x="10.46cm" svg:y="0.894cm">
          <draw:text-box>
            <text:p>3.3</text:p>
          </draw:text-box>
        </draw:frame>
        <draw:frame draw:style-name="gr4" draw:text-style-name="P3" draw:layer="layout" svg:width="1.383cm" svg:height="0.963cm" svg:x="10.46cm" svg:y="4.294cm">
          <draw:text-box>
            <text:p>3.3</text:p>
          </draw:text-box>
        </draw:frame>
        <draw:frame draw:style-name="gr4" draw:text-style-name="P3" draw:layer="layout" svg:width="1.383cm" svg:height="0.963cm" svg:x="2.66cm" svg:y="0.794cm">
          <draw:text-box>
            <text:p>3.3</text:p>
          </draw:text-box>
        </draw:frame>
        <draw:frame draw:style-name="gr5" draw:text-style-name="P2" draw:layer="layout" svg:width="1.416cm" svg:height="0.962cm" svg:x="3.814cm" svg:y="4.237cm">
          <draw:text-box>
            <text:p>grd</text:p>
          </draw:text-box>
        </draw:frame>
        <draw:frame draw:style-name="gr5" draw:text-style-name="P2" draw:layer="layout" svg:width="1.416cm" svg:height="0.962cm" svg:x="11.514cm" svg:y="4.237cm">
          <draw:text-box>
            <text:p>grd</text:p>
          </draw:text-box>
        </draw:frame>
        <draw:frame draw:style-name="gr5" draw:text-style-name="P2" draw:layer="layout" svg:width="1.416cm" svg:height="0.962cm" svg:x="11.414cm" svg:y="0.837cm">
          <draw:text-box>
            <text:p>grd</text:p>
          </draw:text-box>
        </draw:frame>
        <draw:frame draw:style-name="gr5" draw:text-style-name="P2" draw:layer="layout" svg:width="1.416cm" svg:height="0.962cm" svg:x="3.839cm" svg:y="0.784cm">
          <draw:text-box>
            <text:p>grd</text:p>
          </draw:text-box>
        </draw:frame>
        <draw:frame draw:style-name="gr6" draw:text-style-name="P2" draw:layer="layout" svg:width="1.277cm" svg:height="0.962cm" svg:x="4.93cm" svg:y="0.87cm">
          <draw:text-box>
            <text:p>A4</text:p>
          </draw:text-box>
        </draw:frame>
        <draw:frame draw:style-name="gr6" draw:text-style-name="P2" draw:layer="layout" svg:width="1.277cm" svg:height="0.962cm" svg:x="5.831cm" svg:y="0.87cm">
          <draw:text-box>
            <text:p>A3</text:p>
          </draw:text-box>
        </draw:frame>
        <draw:frame draw:style-name="gr6" draw:text-style-name="P2" draw:layer="layout" svg:width="1.277cm" svg:height="0.962cm" svg:x="4.931cm" svg:y="0.87cm">
          <draw:text-box>
            <text:p>A4</text:p>
          </draw:text-box>
        </draw:frame>
        <draw:frame draw:style-name="gr4" draw:text-style-name="P3" draw:layer="layout" svg:width="1.277cm" svg:height="0.963cm" svg:x="6.713cm" svg:y="0.894cm">
          <draw:text-box>
            <text:p>A2</text:p>
          </draw:text-box>
        </draw:frame>
        <draw:frame draw:style-name="gr4" draw:text-style-name="P3" draw:layer="layout" svg:width="1.277cm" svg:height="0.963cm" svg:x="7.713cm" svg:y="0.894cm">
          <draw:text-box>
            <text:p>A1</text:p>
          </draw:text-box>
        </draw:frame>
        <draw:frame draw:style-name="gr4" draw:text-style-name="P3" draw:layer="layout" svg:width="1.277cm" svg:height="0.963cm" svg:x="4.911cm" svg:y="4.266cm">
          <draw:text-box>
            <text:p>B4</text:p>
          </draw:text-box>
        </draw:frame>
        <draw:frame draw:style-name="gr4" draw:text-style-name="P3" draw:layer="layout" svg:width="1.277cm" svg:height="0.963cm" svg:x="5.911cm" svg:y="4.266cm">
          <draw:text-box>
            <text:p>B3</text:p>
          </draw:text-box>
        </draw:frame>
        <draw:frame draw:style-name="gr4" draw:text-style-name="P3" draw:layer="layout" svg:width="1.277cm" svg:height="0.963cm" svg:x="6.911cm" svg:y="4.266cm">
          <draw:text-box>
            <text:p>B2</text:p>
          </draw:text-box>
        </draw:frame>
        <draw:frame draw:style-name="gr4" draw:text-style-name="P3" draw:layer="layout" svg:width="1.277cm" svg:height="0.963cm" svg:x="8.011cm" svg:y="4.266cm">
          <draw:text-box>
            <text:p text:style-name="P4"><text:span text:style-name="T1">B1</text:span></text:p>
          </draw:text-box>
        </draw:frame>
        <draw:frame draw:style-name="gr4" draw:text-style-name="P3" draw:layer="layout" svg:width="1.277cm" svg:height="0.963cm" svg:x="12.711cm" svg:y="4.266cm">
          <draw:text-box>
            <text:p><text:span text:style-name="T1">B4</text:span></text:p>
          </draw:text-box>
        </draw:frame>
        <draw:frame draw:style-name="gr4" draw:text-style-name="P3" draw:layer="layout" svg:width="1.277cm" svg:height="0.963cm" svg:x="13.811cm" svg:y="4.266cm">
          <draw:text-box>
            <text:p><text:span text:style-name="T1">B3</text:span></text:p>
          </draw:text-box>
        </draw:frame>
        <draw:frame draw:style-name="gr4" draw:text-style-name="P3" draw:layer="layout" svg:width="1.277cm" svg:height="0.963cm" svg:x="14.811cm" svg:y="4.252cm">
          <draw:text-box>
            <text:p><text:span text:style-name="T1">B2</text:span></text:p>
          </draw:text-box>
        </draw:frame>
        <draw:frame draw:style-name="gr4" draw:text-style-name="P3" draw:layer="layout" svg:width="1.277cm" svg:height="0.963cm" svg:x="15.811cm" svg:y="4.252cm">
          <draw:text-box>
            <text:p><text:span text:style-name="T1">B1</text:span></text:p>
          </draw:text-box>
        </draw:frame>
        <draw:frame draw:style-name="gr4" draw:text-style-name="P3" draw:layer="layout" svg:width="1.277cm" svg:height="0.963cm" svg:x="12.611cm" svg:y="0.836cm">
          <draw:text-box>
            <text:p><text:span text:style-name="T1">A4</text:span></text:p>
          </draw:text-box>
        </draw:frame>
        <draw:frame draw:style-name="gr4" draw:text-style-name="P3" draw:layer="layout" svg:width="1.277cm" svg:height="0.963cm" svg:x="13.611cm" svg:y="0.852cm">
          <draw:text-box>
            <text:p><text:span text:style-name="T1">A3</text:span></text:p>
          </draw:text-box>
        </draw:frame>
        <draw:frame draw:style-name="gr4" draw:text-style-name="P3" draw:layer="layout" svg:width="1.277cm" svg:height="0.963cm" svg:x="15.511cm" svg:y="0.837cm">
          <draw:text-box>
            <text:p><text:span text:style-name="T1">A1</text:span></text:p>
          </draw:text-box>
        </draw:frame>
        <draw:frame draw:style-name="gr4" draw:text-style-name="P3" draw:layer="layout" svg:width="1.277cm" svg:height="0.963cm" svg:x="14.611cm" svg:y="0.837cm">
          <draw:text-box>
            <text:p><text:span text:style-name="T1">A2</text:span></text:p>
          </draw:text-box>
        </draw:frame>
        <draw:frame draw:style-name="gr7" draw:text-style-name="P5" draw:layer="layout" svg:width="9.427cm" svg:height="3.737cm" svg:x="0.643cm" svg:y="6.126cm">
          <draw:text-box>
            <text:p text:style-name="P4"><text:span text:style-name="T1">PM3-A4 B15 <text:s text:c="6"/></text:span>PM3-B4 A15</text:p>
            <text:p text:style-name="P4"><text:span text:style-name="T1">PM3-A3 B14 <text:s text:c="6"/></text:span>PM3-B3 B13</text:p>
            <text:p text:style-name="P4"><text:span text:style-name="T1">PM3-A2 B12 <text:s text:c="6"/></text:span>PM3-B2 B11</text:p>
            <text:p text:style-name="P4"><text:span text:style-name="T1">PM3-A1 A11 <text:s text:c="6"/></text:span>PM3-B1 B10</text:p>
          </draw:text-box>
        </draw:frame>
        <draw:frame draw:style-name="gr8" draw:text-style-name="P5" draw:layer="layout" svg:width="9.421cm" svg:height="3.806cm" svg:x="10.749cm" svg:y="6.027cm">
          <draw:text-box>
            <text:p text:style-name="P4"><text:span text:style-name="T1">PM2-A4 B6 <text:s text:c="8"/></text:span>PM2-B4 A6 </text:p>
            <text:p text:style-name="P4"><text:span text:style-name="T1">PM2-A3 B5 <text:s text:c="8"/></text:span>PM2-B3 A5</text:p>
            <text:p text:style-name="P4"><text:span text:style-name="T1">PM2-A2 B</text:span>3 <text:s text:c="8"/>PM2-B2 B4 </text:p>
            <text:p text:style-name="P4"><text:span text:style-name="T1">PM2-A1 </text:span>A1 <text:s text:c="8"/>PM2-B1 A2</text:p>
          </draw:text-box>
        </draw:frame>
        <draw:frame draw:style-name="gr9" draw:text-style-name="P2" draw:layer="layout" svg:width="1.806cm" svg:height="0.962cm" svg:x="0.635cm" svg:y="2.54cm">
          <draw:text-box>
            <text:p>PM3</text:p>
          </draw:text-box>
        </draw:frame>
        <draw:frame draw:style-name="gr9" draw:text-style-name="P2" draw:layer="layout" svg:width="1.806cm" svg:height="0.962cm" svg:x="17.145cm" svg:y="2.54cm">
          <draw:text-box>
            <text:p>PM2</text:p>
          </draw:text-box>
        </draw:frame>
        <draw:frame draw:style-name="gr10" draw:text-style-name="P2" draw:layer="layout" svg:width="2.966cm" svg:height="1.673cm" svg:x="1.905cm" svg:y="13.705cm">
          <draw:text-box>
            <text:p>Ver 0.1</text:p>
            <text:p>03/01/25</text:p>
          </draw:text-box>
        </draw:frame>
        <draw:custom-shape draw:style-name="gr2" draw:text-style-name="P1" draw:layer="layout" svg:width="0.635cm" svg:height="0.635cm" svg:x="24.2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2.9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5.9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4.275cm" svg:y="2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2.975cm" svg:y="2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4.275cm" svg:y="3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2.975cm" svg:y="3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4.275cm" svg:y="4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2.975cm" svg:y="4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4.275cm" svg:y="5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2.975cm" svg:y="5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4.275cm" svg:y="6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2.975cm" svg:y="6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4.275cm" svg:y="8.0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2.975cm" svg:y="8.0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4.275cm" svg:y="9.0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2.975cm" svg:y="9.0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4.275cm" svg:y="10.2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2.975cm" svg:y="10.2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4.275cm" svg:y="11.2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2.975cm" svg:y="11.205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3.283cm" svg:height="0.962cm" svg:x="19.751cm" svg:y="1.805cm">
          <draw:text-box>
            <text:p>HDR-1 J1</text:p>
          </draw:text-box>
        </draw:frame>
        <draw:frame draw:style-name="gr11" draw:text-style-name="P6" draw:layer="layout" svg:width="3.283cm" svg:height="0.962cm" svg:x="24.752cm" svg:y="1.805cm">
          <draw:text-box>
            <text:p>HDR-1 k1</text:p>
          </draw:text-box>
        </draw:frame>
        <draw:frame draw:style-name="gr4" draw:text-style-name="P7" draw:layer="layout" svg:width="4.319cm" svg:height="0.963cm" svg:x="19.071cm" svg:y="8.77cm">
          <draw:text-box>
            <text:p>HDR-15 grd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0:39:54.507210544</meta:creation-date>
    <dc:date>2025-03-01T05:37:00.728139954</dc:date>
    <meta:editing-duration>PT2H40M37S</meta:editing-duration>
    <meta:editing-cycles>23</meta:editing-cycles>
    <meta:generator>LibreOffice/7.4.7.2$Linux_AARCH64 LibreOffice_project/40$Build-2</meta:generator>
    <meta:document-statistic meta:object-count="149"/>
  </office:meta>
</office:document-meta>
</file>